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6386"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6386"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ff9d"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ff9d" style:font-size-asian="14pt" style:font-size-complex="14pt"/>
    </style:style>
    <style:style style:name="P49"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262a30" style:font-size-asian="14pt" style:font-size-complex="14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7ca76" style:font-size-asian="14pt" style:font-size-complex="14pt"/>
    </style:style>
    <style:style style:name="P5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9d181" style:font-size-asian="14pt" style:font-size-complex="14pt"/>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9d181" style:font-size-asian="14pt" style:font-size-complex="14pt"/>
    </style:style>
    <style:style style:name="P6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283385"/>
    </style:style>
    <style:style style:name="P6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b45da" style:font-size-asian="14pt" style:font-size-complex="14pt"/>
    </style:style>
    <style:style style:name="P6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b45da" style:font-size-asian="14pt" style:font-size-complex="14pt"/>
    </style:style>
    <style:style style:name="P6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b45da"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style:style style:name="T7" style:family="text">
      <style:text-properties officeooo:rsid="0025ff9d"/>
    </style:style>
    <style:style style:name="T8" style:family="text">
      <style:text-properties style:font-name="Times New Roman" fo:font-size="14pt" officeooo:rsid="00262a30"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28">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p>
      <text:p text:style-name="P26">Bash-совет дня: быстрое сравнение файлов по хэшу. Иногда нужно убедиться, что два файла идентичны. Вместо diff, который сравнивает содержимое построчно, проще сравнить их контрольные суммы. Вот удобная однострочная команда: [ "$(sha256sum file1 | awk '{print $1}')" = "$(sha256sum file2 | awk '{print $1}')" ] &amp;&amp; echo "Файлы одинаковые" || echo "Файлы разные". Пояснение: <text:s/></text:p>
      <text:p text:style-name="P26">- sha256sum - создаёт SHA-256 хэш от файла. <text:s/></text:p>
      <text:p text:style-name="P45">- awk '{print $1}' - достаёт только сам хэш (без имени файла).</text:p>
      <text:p text:style-name="P46">- [...] &amp;&amp; ... || ... - условие в стиле bash: если хэши совпадают - выводим "файлы одинаковые", иначе - "разные".</text:p>
      <text:p text:style-name="P28">Подходит для проверки резервных копий, дистрибутивов и любых бинарников.</text:p>
      <text:p text:style-name="P26">Подборка самых полезных фильтров для Wireshark. Если нужно быстро найти нужный трафик в большом дампе - эти фильтры экономят кучу времени. Сохраняй себе и используй прямо в работе!</text:p>
      <text:p text:style-name="P26">IP-фильтрация:</text:p>
      <text:p text:style-name="P26">ip.addr == 10.0.0.0/24 - весь трафик внутри подсети.</text:p>
      <text:p text:style-name="P26">ip.addr == 10.0.0.1 - весь трафик к/от конкретного хоста.</text:p>
      <text:p text:style-name="P26">!(ip.addr == 10.0.0.1) - исключить трафик определённого хоста.</text:p>
      <text:p text:style-name="P26">Протоколы и типы пакетов:</text:p>
      <text:p text:style-name="P26">icmp.type == 3 - ICMP “destination unreachable”.</text:p>
      <text:p text:style-name="P26">tcp or udp - показать только TCP/UDP.</text:p>
      <text:p text:style-name="P26">http or dns - весь HTTP или DNS трафик.</text:p>
      <text:p text:style-name="P26">TCP-фильтры:</text:p>
      <text:p text:style-name="P26">tcp.port == 80 - трафик по порту 80.</text:p>
      <text:p text:style-name="P26">tcp.srcport &lt; 1000 - исходящие порты &lt;1000.</text:p>
      <text:p text:style-name="P26">tcp.flags.syn == 1 - пакеты с SYN.</text:p>
      <text:p text:style-name="P26">tcp.flags == 0x012 - SYN+ACK.</text:p>
      <text:p text:style-name="P26">tcp.analysis.retransmission - ретрансмиссии.</text:p>
      <text:p text:style-name="P26">HTTP-фильтры:</text:p>
      <text:p text:style-name="P26">http.request.method == "GET" - HTTP GET.</text:p>
      <text:p text:style-name="P26">http.response.code == 404 - ответы 404.</text:p>
      <text:p text:style-name="P26">http.host == "www.abc.com" - фильтр по Host.</text:p>
      <text:p text:style-name="P26">TLS:</text:p>
      <text:p text:style-name="P26">tls.handshake - только рукопожатие TLS.</text:p>
      <text:p text:style-name="P26">tls.handshake.type == 1 - Client Hello.</text:p>
      <text:p text:style-name="P26">DNS: dns.resp.name == cnn.com - ответы DNS для домена.</text:p>
      <text:p text:style-name="P26">Полезные универсальные фильтры:</text:p>
      <text:p text:style-name="P26">frame contains keyword - поиск по содержимому.</text:p>
      <text:p text:style-name="P26">frame.len &gt; 1000 - пакеты &gt;1000 байт.</text:p>
      <text:p text:style-name="P26">DHCP:</text:p>
      <text:p text:style-name="P26">dhcp and ip.addr == 10.0.0.0/24 - DHCP внутри подсети.</text:p>
      <text:p text:style-name="P26">dhcp.hw.mac_addr == 00:11:22:33:44:55 - DHCP по MAC-адресу.</text:p>
      <text:p text:style-name="P28">Маршрутизация: ip.src == 10.0.0.1 &amp;&amp; ip.dst == 10.0.0.2 - трафик между двумя хостами.</text:p>
      <text:p text:style-name="P26">Продвинутые Wireshark-фильтры для VoIP/SIP/RTP. Если работаешь с телефонией, WebRTC, SIP-трафиком или качеством голоса - эти фильтры незаменимы.</text:p>
      <text:p text:style-name="P26">1. SIP-сигнализация:</text:p>
      <text:p text:style-name="P26">sip - Показать весь SIP-трафик.</text:p>
      <text:p text:style-name="P47">sip.Method == "INVITE" - Начало звонка.</text:p>
      <text:p text:style-name="P48">sip.Method == "REGISTER" - Регистрация телефонов.</text:p>
      <text:p text:style-name="P26">sip.Status-Code &gt;= 400 - Ошибки SIP (4xx, 5xx, 6xx).</text:p>
      <text:p text:style-name="P26">sip.Authorization - Попытки авторизации - полезно при анализе взломов.</text:p>
      <text:p text:style-name="P26">sip.CSeq.method == "BYE" - Завершение вызова.</text:p>
      <text:p text:style-name="P26">sip.To.user == "1001" - Вызовы к абоненту 1001.</text:p>
      <text:p text:style-name="P26">2. RTP - потоковая передача голоса:</text:p>
      <text:p text:style-name="P26">rtp - Показать весь RTP-трафик.</text:p>
      <text:p text:style-name="P26">rtp.marker == 1 - Начало речевых пакетов.</text:p>
      <text:p text:style-name="P26">rtp.ssrc == 0x12345678 - Выбор конкретного голосового потока.</text:p>
      <text:p text:style-name="P26">rtp.seq &lt; 1000 - Начальная часть RTP-потока.</text:p>
      <text:p text:style-name="P26">udp.port == 5004 - Стандартный RTP порт.</text:p>
      <text:p text:style-name="P26">3. Потери пакетов, джиттер, рассинхрон. Эта часть критична для диагностики “роботизированного” голоса, пауз и обрывов:</text:p>
      <text:p text:style-name="P26">rtp.analysis.lost_packet - Показать потерянные RTP-пакеты.</text:p>
      <text:p text:style-name="P26">rtp.analysis.jitter &gt; 30 - Высокий джиттер (&gt;30 мс).</text:p>
      <text:p text:style-name="P26">rtp.time_delta &gt; 0.1 - Межпакетные задержки &gt;100 мс.</text:p>
      <text:p text:style-name="P26">rtp.seq_too_large_delta - Большие скачки номеров последовательности.</text:p>
      <text:p text:style-name="P26">udp.length &lt; 180 - Аномально маленькие голосовые пакеты.</text:p>
      <text:p text:style-name="P26">4. SRTP - защищённый голос</text:p>
      <text:p text:style-name="P26">srtp - Показать SRTP-трафик.</text:p>
      <text:p text:style-name="P26">srtp.error - Ошибки расшифровки/валидации.</text:p>
      <text:p text:style-name="P26">srtp.payload.size &gt; 200 - Нетипично большие SRTP-фреймы.</text:p>
      <text:p text:style-name="P26">5. WebRTC / VoIP через браузер:</text:p>
      <text:p text:style-name="P26">stun - STUN-трафик (установление медиа-канала).</text:p>
      <text:p text:style-name="P26">stun.type == 0x0001 - STUN Binding Request.</text:p>
      <text:p text:style-name="P26">turn - TURN-трафик через relay (важно для NAT).</text:p>
      <text:p text:style-name="P26">webrtc-datachannel - WebRTC data channel.</text:p>
      <text:p text:style-name="P26">udp.port &gt;= 10000 and udp.port &lt;= 20000 - Типичный диапазон WebRTC RTP/RTCP.</text:p>
      <text:p text:style-name="P26">6. Полный разбор качества разговора: </text:p>
      <text:p text:style-name="P26">rtcp - Показать RTCP-пакеты (метрики качества).</text:p>
      <text:p text:style-name="P26">rtcp.ssrc == 0x12345678 - Анализ качества конкретного RTP-потока.</text:p>
      <text:p text:style-name="P26">rtcp.packet_type == 200 - Sender Report.</text:p>
      <text:p text:style-name="P26">rtcp.packet_type == 201 - Receiver Report (потери, джиттер).</text:p>
      <text:p text:style-name="P26">rtcp.xr - Расширенные отчёты (MOS, RTT, дисперсия джиттера).</text:p>
      <text:p text:style-name="P26">7. Поиск попыток взлома SIP:</text:p>
      <text:p text:style-name="P26">sip.Method == "OPTIONS" - Сканы SIP-серверов.</text:p>
      <text:p text:style-name="P26">sip.Authorization - Брутфорс логинов.</text:p>
      <text:p text:style-name="P26">sip.Contact contains "sip:" - Аномальные SIP-контакты.</text:p>
      <text:p text:style-name="P28">sip.to.host != sip.from.host - Антиспуфинг SIP.</text:p>
      <text:p text:style-name="P47"><text:span text:style-name="T7">С</text:span>истемный промт Google Antigravity - новой платформы для продвинутой разработки с ИИ-агентом (https://x.com/p1njc70r/status/1990919996265148701?s=20).Сделали короткую версию. Сохраняем для своих проектов:</text:p>
      <text:p text:style-name="P48">&lt;identity&gt; You are Antigravity, a Deepmind agentic coding assistant pair-programming. Constraints:</text:p>
      <text:p text:style-name="P26">Read/Write only in active workspaces and ~/.gemini.</text:p>
      <text:p text:style-name="P26">Never write project code to tmp or Desktop. &lt;/identity&gt;</text:p>
      <text:p text:style-name="P26">&lt;agentic_mode&gt; Core Logic: Use the task_boundary tool to manage complex workflows. Skip only for trivial single-file edits. Phases: PLANNING → EXECUTION → VERIFICATION. UI Management:</text:p>
      <text:p text:style-name="P26">TaskName: Granular objective (e.g., "Implementing Auth"). Change only when switching components/modes.</text:p>
      <text:p text:style-name="P26">TaskSummary: Concise, cumulative narrative of completed work (past tense).</text:p>
      <text:p text:style-name="P26">TaskStatus: The specific action you are about to take. Updates: Call task_boundary frequently to update UI. Use %SAME% to persist values. Communication: Use notify_user to pause the task for input. This is your only way to speak during a task. &lt;/agentic_mode&gt;</text:p>
      <text:p text:style-name="P26">&lt;artifacts&gt; Maintain these living documents in ~/.gemini/.../brain/:</text:p>
      <text:p text:style-name="P26">task.md: Detailed checklist. Mark [/] (in-progress) or [x] (done). Sync with task_boundary.</text:p>
      <text:p text:style-name="P26">implementation_plan.md: Technical plan (Goals, Changes, Verification). MUST request user review/approval via notify_user before entering EXECUTION.</text:p>
      <text:p text:style-name="P26">walkthrough.md: Post-task summary of changes and validation results. Format: Use GitHub Markdown, Alerts (IMPORTANT/WARNING), and Carousels. &lt;/artifacts&gt;</text:p>
      <text:p text:style-name="P26">&lt;standards&gt; Web Development:</text:p>
      <text:p text:style-name="P26">Stack: Default to HTML/JS/Vanilla CSS. Use Next.js/Vite only if requested.</text:p>
      <text:p text:style-name="P26">Aesthetics: CRITICAL. Designs must be premium, modern, and "wow" the user. No placeholders. Confidence Scoring:</text:p>
      <text:p text:style-name="P26">When requesting review, score confidence (0.0–1.0).</text:p>
      <text:p text:style-name="P26">High (0.8+): No gaps, assumptions, or high risks.</text:p>
      <text:p text:style-name="P26">Low (&lt;0.5): Major ambiguity or irreversible actions. Tools:</text:p>
      <text:p text:style-name="P26">Always use absolute paths.</text:p>
      <text:p text:style-name="P26">Never use cd in run_command. &lt;/standards&gt;</text:p>
      <text:p text:style-name="P28">Эта инструкция помогает чат-ботам лучше планировать создание приложений, подбирать правильный стэк для разработки и не совершать важных действий без одобрения пользователя.</text:p>
      <text:p text:style-name="P26">Bash-скрипт для автоматического обновления всех пакетов на сервере с уведомлением на почту. Иногда важно не только обновить все пакеты, но и быть в курсе, что именно произошло.</text:p>
      <text:p text:style-name="P26">#!/bin/bash</text:p>
      <text:p text:style-name="P26"># Настройки</text:p>
      <text:p text:style-name="P26">EMAIL="admin@example.com"</text:p>
      <text:p text:style-name="P26">HOSTNAME=$(hostname)</text:p>
      <text:p text:style-name="P26"># Обновляем пакеты</text:p>
      <text:p text:style-name="P26">apt update &amp;&amp; apt upgrade -y &gt; /tmp/update-log.txt</text:p>
      <text:p text:style-name="P47"># Отправляем лог на почту</text:p>
      <text:p text:style-name="P48">mail -s "[$HOSTNAME] Отчет об обновлении пакетов" "$EMAIL" &lt; /tmp/update-log.txt</text:p>
      <text:p text:style-name="P26"># Убираем временный файл</text:p>
      <text:p text:style-name="P26">rm -f /tmp/update-log.txt</text:p>
      <text:p text:style-name="P26">Скрипт:</text:p>
      <text:p text:style-name="P26">- Обновляет пакеты через apt.</text:p>
      <text:p text:style-name="P26">- Сохраняет лог в /tmp/update-log.txt.</text:p>
      <text:p text:style-name="P26">- Отправляет лог на указанный e-mail.</text:p>
      <text:p text:style-name="P26">- Очищает за собой мусор.</text:p>
      <text:p text:style-name="P26">Чтобы отправка писем работала, убедись, что установлен пакет mailutils: sudo apt install mailutils</text:p>
      <text:p text:style-name="P28">Используй cron, чтобы выполнять этот скрипт автоматически каждую неделю или каждый день: 0 3 * * 1 /path/to/update_script.sh</text:p>
      <text:p text:style-name="P26">В Сети собрали 9 полезных, но малоизвестных приёмов, которые заметно упростят работу с таблицами. Пойдём от самых простых к почти секретным:</text:p>
      <text:p text:style-name="P26">F2 – переключает работу стрелок на клавиатуре: либо двигаете курсор по формуле, либо ходите по ячейкам листа;</text:p>
      <text:p text:style-name="P26">F4 в формулах быстро добавляет знак доллара, чтобы номер строки или столбца не менялся при копировании формулы;</text:p>
      <text:p text:style-name="P26">Ctrl + ; – вставляет в ячейку текущую дату. Ctrl + Shift + ; – вставляет текущее время;</text:p>
      <text:p text:style-name="P26">Ctrl + стрелка – быстрый прыжок к краю таблицы или блока данных;</text:p>
      <text:p text:style-name="P26">Alt + = – сразу вставляет сумму по выделенным ячейкам;</text:p>
      <text:p text:style-name="P26">Ctrl + F3 – даёт массиву своё имя, которое потом можно подставлять в формулы. Вместо =СУММ(A1:A100) можно писать =СУММ(Продажи);</text:p>
      <text:p text:style-name="P26">Ctrl + T – самая имбовая комбинация: превращает диапазон в «умную» таблицу с фильтрами, автоформатированием и удобными ссылками;</text:p>
      <text:p text:style-name="P26">Flash Fill: если есть столбец с email вида ivan@example.com и нужно достать имя или фамилию, в соседней ячейке в первой строке пишем «ivan» и жмём Ctrl + E. Excel поймёт шаблон и сам заполнит остальные строки;</text:p>
      <text:p text:style-name="P28">Camera Tool: делает «живой» скриншот любого диапазона ячеек, который можно перенести в другое место. Когда исходные данные меняются, картинка обновляется сама. По умолчанию фича спрятана: Файл – Параметры – Настроить ленту – Все команды – добавляем «Камера» на панель быстрого доступа</text:p>
      <text:p text:style-name="P26">Как остановить выполнение скрипта в bash при возникновении ошибки в команде? Команда set -e завершит скрипт с ошибкой, в случае, если в нижеследующем bash коде будет обнаружена ошибка. По-умолчанию bash скрипт продолжает работу, если в ходе выполнения возникла ошибка. Bash скрипт создания VPN-пользователя в MikroTik. Ниже пример скрипта, для создания VPN-пользователя в MikroTik. Мы будем использовать bash-скрипт, который подключается к устройству по SSH и добавляет нового пользователя для PPTP, L2TP или другого VPN-протокола. Перед использованием этого <text:soft-page-break/>скрипта необходимо убедиться, что SSH-доступ к MikroTik настроен и вы можете выполнить команды от имени администратора. Пример bash-скрипта для создания VPN-пользователя на MikroTik:</text:p>
      <text:p text:style-name="P26">#!/bin/bash</text:p>
      <text:p text:style-name="P26"># Параметры подключения</text:p>
      <text:p text:style-name="P26">MIKROTIK_IP="192.168.88.1" <text:s text:c="8"/># IP-адрес MikroTik</text:p>
      <text:p text:style-name="P26">MIKROTIK_USER="admin" <text:s text:c="13"/># Логин администратора MikroTik</text:p>
      <text:p text:style-name="P26">MIKROTIK_PASS="password" <text:s text:c="10"/># Пароль администратора MikroTik</text:p>
      <text:p text:style-name="P26">VPN_USER="newvpnuser" <text:s text:c="13"/># Имя нового VPN-пользователя</text:p>
      <text:p text:style-name="P26">VPN_PASS="newvpnpassword" <text:s text:c="9"/># Пароль для нового VPN-пользователя</text:p>
      <text:p text:style-name="P26">VPN_SERVICE="pptp" <text:s text:c="16"/># Тип VPN (pptp, l2tp, ovpn и т.д.)</text:p>
      <text:p text:style-name="P26"># Команда для создания VPN-пользователя</text:p>
      <text:p text:style-name="P26">COMMAND="/ppp secret add name=$VPN_USER password=$VPN_PASS service=$VPN_SERVICE profile=default"</text:p>
      <text:p text:style-name="P26"># Выполнение команды на MikroTik</text:p>
      <text:p text:style-name="P26">sshpass -p "$MIKROTIK_PASS" ssh -o StrictHostKeyChecking=no $MIKROTIK_USER@$MIKROTIK_IP "$COMMAND"</text:p>
      <text:p text:style-name="P26">if [ $? -eq 0 ]; then</text:p>
      <text:p text:style-name="P26"><text:s text:c="4"/>echo "VPN-пользователь $VPN_USER успешно создан."</text:p>
      <text:p text:style-name="P26">else</text:p>
      <text:p text:style-name="P26"><text:s text:c="4"/>echo "Ошибка при создании VPN-пользователя."</text:p>
      <text:p text:style-name="P26">fi</text:p>
      <text:p text:style-name="P26">Описание параметров и команды:</text:p>
      <text:p text:style-name="P26">1. MIKROTIK_IP – IP-адрес устройства MikroTik;</text:p>
      <text:p text:style-name="P26">2. MIKROTIK_USER и MIKROTIK_PASS – логин и пароль администратора;</text:p>
      <text:p text:style-name="P26">3. VPN_USER и VPN_PASS – имя пользователя и пароль для нового VPN-пользователя;</text:p>
      <text:p text:style-name="P26">4. VPN_SERVICE – тип VPN-сервиса, который вы используете. Возможные значения: pptp, l2tp, ovpn.</text:p>
      <text:p text:style-name="P26">Как использовать:</text:p>
      <text:p text:style-name="P26">1. Убедитесь, что у вас установлен пакет sshpass для передачи пароля SSH (например, в Ubuntu его можно установить командой sudo apt install sshpass);</text:p>
      <text:p text:style-name="P26">2. Сделайте скрипт исполняемым: chmod +x create_vpn_user.sh;</text:p>
      <text:p text:style-name="P26">3. Запустите скрипт: ./create_vpn_user.sh</text:p>
      <text:p text:style-name="P49">Замечания: Безопасность: Для более безопасного подключения используйте SSH-ключи вместо передачи пароля в командной строке; Настройка профиля: Если у вас есть специальный профиль для VPN-пользователей, замените profile=default на нужный профиль, например profile=my-vpn-profile.</text:p>
      <text:p text:style-name="P50">Подборка полезных скриптов для Mikrotik. Создание файла. Невозможно создать файл напрямую, однако есть обходной путь:</text:p>
      <text:p text:style-name="P51">/file print file=myFile</text:p>
      <text:p text:style-name="P50">/file set myFile.txt contents=""</text:p>
      <text:p text:style-name="P50">Проверка, изменился ли IP на интерфейсе. Иногда провайдер выдает динамические IP-адреса. Этот скрипт проверит, изменился ли динамический IP-адрес.</text:p>
      <text:p text:style-name="P50">:global currentIP;</text:p>
      <text:p text:style-name="P50">:local newIP [/ip address get [find interface="ether1"] address];</text:p>
      <text:p text:style-name="P50">:if ($newIP != $currentIP) do={</text:p>
      <text:p text:style-name="P50"><text:s text:c="4"/>:put "ip address $currentIP changed to $newIP";</text:p>
      <text:p text:style-name="P50"><text:s text:c="4"/>:set currentIP $newIP;</text:p>
      <text:p text:style-name="P50">}</text:p>
      <text:p text:style-name="P50">Удаляем сетевую маску. Этот скрипт полезен, если вам нужен IP-адрес без сетевой маски (например, для использования в брандмауэре), но команда "/ip address get [id] address" возвращает IP-адрес вместе с маской.</text:p>
      <text:p text:style-name="P50">:global ipaddress 10.1.101.1/24</text:p>
      <text:p text:style-name="P50">:for i from=( [:len $ipaddress] - 1) to=0 do={ </text:p>
      <text:p text:style-name="P50"><text:s/>:if ( [:pick $ipaddress $i] = "/") do={ </text:p>
      <text:p text:style-name="P50"><text:s text:c="2"/>:put [:pick $ipaddress 0 $i]</text:p>
      <text:p text:style-name="P50"><text:s/>} </text:p>
      <text:p text:style-name="P50">}</text:p>
      <text:p text:style-name="P50">Еще один, гораздо более простой способ:</text:p>
      <text:p text:style-name="P50">:global ipaddress 10.1.101.1/24</text:p>
      <text:p text:style-name="P50">:put [:pick $ipaddress 0 [:find $ipaddress "/"]]</text:p>
      <text:p text:style-name="P50">Определяем имя хоста. Многие пользователи просят добавить возможность использовать DNS-имена вместо IP-адресов для RADIUS-серверов, правил брандмауэра и т.д. Вот пример того, как определить IP-адрес RADIUS-сервера. Предположим, что у нас настроен RADIUS-сервер:</text:p>
      <text:p text:style-name="P50">/radius </text:p>
      <text:p text:style-name="P50">add address=3.4.5.6 comment=myRad</text:p>
      <text:p text:style-name="P50">А вот скрипт, который определит IP-адрес, сравнит полученный IP с настроенным и заменит его, если они не совпадают:</text:p>
      <text:p text:style-name="P50">/system script add name="resolver" source= {</text:p>
      <text:p text:style-name="P50">:local resolvedIP [:resolve "server.example.com"];</text:p>
      <text:p text:style-name="P50">:local radiusID [/radius find comment="myRad"];</text:p>
      <text:p text:style-name="P50">:local currentIP [/radius get $radiusID address];</text:p>
      <text:p text:style-name="P50">:if ($resolvedIP != $currentIP) do={</text:p>
      <text:p text:style-name="P50"><text:s text:c="3"/>/radius set $radiusID address=$resolvedIP;</text:p>
      <text:p text:style-name="P50"><text:s text:c="3"/>/log info "radius ip updated";</text:p>
      <text:p text:style-name="P50">}</text:p>
      <text:p text:style-name="P50">}</text:p>
      <text:p text:style-name="P50">Добавьте этот скрипт в планировщик, чтобы он выполнялся, например, каждые 5 минут.</text:p>
      <text:p text:style-name="P50">/system scheduler add name=resolveRadiusIP on-event="resolver" interval=5m</text:p>
      <text:p text:style-name="P51">Записать статистику очереди в несколько файлов. Рассмотрим, что названия очередей выглядят как "some text.1", чтобы мы могли искать очереди по последнему числу сразу после точки.</text:p>
      <text:p text:style-name="P50">:local entriesPerFile 10;</text:p>
      <text:p text:style-name="P50">:local currentQueue 0;</text:p>
      <text:p text:style-name="P50">:local queuesInFile 0;</text:p>
      <text:p text:style-name="P50">:local fileContent "";</text:p>
      <text:p text:style-name="P50">#determine needed file count</text:p>
      <text:p text:style-name="P50">:local numQueues [/queue simple print count-only] ;</text:p>
      <text:p text:style-name="P50">:local fileCount ($numQueues / $entriesPerFile);</text:p>
      <text:p text:style-name="P50">:if ( ($fileCount * $entriesPerFile) != $numQueues) do={</text:p>
      <text:p text:style-name="P50"><text:s text:c="3"/>:set fileCount ($fileCount + 1);</text:p>
      <text:p text:style-name="P50">}</text:p>
      <text:p text:style-name="P50">#remove old files </text:p>
      <text:p text:style-name="P50">/file remove [find name~"stats"];</text:p>
      <text:p text:style-name="P50">:put "fileCount=$fileCount";</text:p>
      <text:p text:style-name="P50">:for i from=1 to=$fileCount do={</text:p>
      <text:p text:style-name="P50">#create file</text:p>
      <text:p text:style-name="P50"><text:s text:c="3"/>/file print file="stats$i.txt";</text:p>
      <text:p text:style-name="P50">#clear content</text:p>
      <text:p text:style-name="P50"><text:s text:c="3"/>/file set [find name="stats$i.txt"] contents="";</text:p>
      <text:p text:style-name="P50"><text:s text:c="3"/>:while ($queuesInFile &lt; $entriesPerFile) do={</text:p>
      <text:p text:style-name="P50"><text:s text:c="5"/>:if ($currentQueue &lt; $numQueues) do={</text:p>
      <text:p text:style-name="P50"><text:s text:c="9"/>:set currentQueue ($currentQueue +1);</text:p>
      <text:p text:style-name="P50"><text:s text:c="9"/>:put $currentQueue ;</text:p>
      <text:p text:style-name="P50"><text:s text:c="9"/>/queue simple</text:p>
      <text:p text:style-name="P50"><text:s text:c="9"/>:local internalID [find name~"\\.$currentQueue\$"];</text:p>
      <text:p text:style-name="P50"><text:s text:c="9"/>:put "internalID=$internalID";</text:p>
      <text:p text:style-name="P50"><text:s text:c="9"/>:set fileContent ($fileContent . [get $internalID target-address] . \</text:p>
      <text:p text:style-name="P50"><text:s text:c="11"/>" " . [get $internalID total-bytes] . "\r\n");</text:p>
      <text:p text:style-name="P50"><text:s text:c="5"/>}</text:p>
      <text:p text:style-name="P50"><text:s text:c="5"/>:set queuesInFile ($queuesInFile +1);</text:p>
      <text:p text:style-name="P50"><text:s text:c="3"/>}</text:p>
      <text:p text:style-name="P50"><text:s text:c="3"/>/file set "stats$i.txt" contents=$fileContent;</text:p>
      <text:p text:style-name="P50"><text:s text:c="3"/>:set fileContent "";</text:p>
      <text:p text:style-name="P50"><text:s text:c="3"/>:set queuesInFile 0;</text:p>
      <text:p text:style-name="P50">}</text:p>
      <text:p text:style-name="P50">Сгенерировать резервную копию и отправить её по электронной почте. Этот скрипт создаёт файл резервной копии и отправляет его на указанный адрес электронной почты. В теме письма содержится имя маршрутизатора, текущая дата и время. Обратите внимание, что сервер SMTP должен быть настроен перед использованием этого скрипта. Смотрите настройки в разделе /tool e-mail.</text:p>
      <text:p text:style-name="P50">/system backup save name=email_backup</text:p>
      <text:p text:style-name="P50">/tool e-mail send file=email_backup.backup to="me@test.com" body="See attached file" \</text:p>
      <text:p text:style-name="P51"><text:s text:c="3"/>subject="$[/system identity get name] $[/system clock get time] $[/system clock get date] Backup")</text:p>
      <text:p text:style-name="P50">Файл резервной копии содержит конфиденциальную информацию, такую как пароли. Поэтому, чтобы получить доступ к созданным файлам резервной копии, у скрипта или планировщика должна быть политика "sensitive" (чувствительная). Использование строки в качестве функции:</text:p>
      <text:p text:style-name="P50">:global printA [:parse ":local A; :put \$A;" ]; <text:s text:c="2"/></text:p>
      <text:p text:style-name="P50">$printA <text:s/></text:p>
      <text:p text:style-name="P50">Проверка пропускной способности и добавление ограничений. Этот скрипт проверяет, не превышает ли загрузка на интерфейсе 512 кбит/с, если это так, то добавляется очередь для ограничения скорости до 256 кбит/с.</text:p>
      <text:p text:style-name="P50">:foreach i in=[/interface find] do={</text:p>
      <text:p text:style-name="P50"><text:s text:c="4"/>/interface monitor-traffic $i once do={</text:p>
      <text:p text:style-name="P50"><text:s text:c="8"/>:if ($"received-bits-per-second" &gt; 0 ) do={</text:p>
      <text:p text:style-name="P50"><text:s text:c="12"/>:local tmpIP [/ip address get [/ip address find interface=$i] address] ;</text:p>
      <text:p text:style-name="P50"># <text:s text:c="11"/>:log warning $tmpIP ;</text:p>
      <text:p text:style-name="P50"><text:s text:c="12"/>:for j from=( [:len $tmpIP] - 1) to=0 do={</text:p>
      <text:p text:style-name="P50"><text:s text:c="16"/>:if ( [:pick $tmpIP $j] = "/") do={</text:p>
      <text:p text:style-name="P50"><text:s text:c="20"/>/queue simple add name=$i max-limit=256000/256000 dst-address=[:pick $tmpIP 0 $j] ;</text:p>
      <text:p text:style-name="P50"><text:s text:c="16"/>} </text:p>
      <text:p text:style-name="P50"><text:s text:c="12"/>}</text:p>
      <text:p text:style-name="P50"><text:s text:c="8"/>}</text:p>
      <text:p text:style-name="P50"><text:s text:c="4"/>}</text:p>
      <text:p text:style-name="P50">}</text:p>
      <text:p text:style-name="P50">Заблокировать доступ к определённым веб-сайтам. Этот скрипт полезен, если вы хотите заблокировать некоторые сайты, но не хотите использовать веб-прокси. В этом примере проверяются записи "Rapidshare" и "youtube" в DNS-кэше, и IP-адреса добавляются в список адресов с именем "restricted". Прежде чем начать, необходимо настроить маршрутизатор для перехвата всех DNS-запросов.</text:p>
      <text:p text:style-name="P50">/ip firewall nat</text:p>
      <text:p text:style-name="P50">add action=redirect chain=dstnat comment=DNS dst-port=53 protocol=tcp to-ports=53</text:p>
      <text:p text:style-name="P50">add action=redirect chain=dstnat dst-port=53 protocol=udp to-ports=53</text:p>
      <text:p text:style-name="P50">и добавьте брандмауэр</text:p>
      <text:p text:style-name="P50">/ip firewall filter</text:p>
      <text:p text:style-name="P50">add chain=forward dst-address-list=restricted action=drop</text:p>
      <text:p text:style-name="P50">Теперь мы можем написать сценарий и запланировать его выполнение, скажем, каждые 30 секунд. Код сценария:</text:p>
      <text:p text:style-name="P50">:foreach i in=[/ip dns cache find] do={</text:p>
      <text:p text:style-name="P50"><text:s text:c="4"/>:local bNew "true";</text:p>
      <text:p text:style-name="P50"><text:s text:c="4"/>:local cacheName [/ip dns cache all get $i name] ;</text:p>
      <text:p text:style-name="P50"># <text:s text:c="3"/>:put $cacheName;</text:p>
      <text:p text:style-name="P51"><text:s text:c="4"/>:if (([:find $cacheName "rapidshare"] &gt;= 0) || ([:find $cacheName "youtube"] &gt;= 0)) do={</text:p>
      <text:p text:style-name="P50"><text:s text:c="8"/>:local tmpAddress [/ip dns cache get $i address] ;</text:p>
      <text:p text:style-name="P50"># :put $tmpAddress;</text:p>
      <text:p text:style-name="P50"># if address list is empty do not check</text:p>
      <text:p text:style-name="P50"><text:s text:c="8"/>:if ( [/ip firewall address-list find list="restricted" ] = "") do={</text:p>
      <text:p text:style-name="P50"><text:s text:c="12"/>:log info ("added entry: $[/ip dns cache get $i name] IP $tmpAddress");</text:p>
      <text:p text:style-name="P50"><text:s text:c="12"/>/ip firewall address-list add address=$tmpAddress list=restricted comment=$cacheName;</text:p>
      <text:p text:style-name="P50"><text:s text:c="8"/>} else={</text:p>
      <text:p text:style-name="P50"><text:s text:c="12"/>:foreach j in=[/ip firewall address-list find list="restricted"] do={</text:p>
      <text:p text:style-name="P50"><text:s text:c="16"/>:if ( [/ip firewall address-list get $j address] = $tmpAddress ) do={</text:p>
      <text:p text:style-name="P50"><text:s text:c="20"/>:set bNew "false";</text:p>
      <text:p text:style-name="P50"><text:s text:c="16"/>}</text:p>
      <text:p text:style-name="P50"><text:s text:c="12"/>}</text:p>
      <text:p text:style-name="P50"><text:s text:c="12"/>:if ( $bNew = "true" ) do={</text:p>
      <text:p text:style-name="P50"><text:s text:c="16"/>:log info ("added entry: $[/ip dns cache get $i name] IP $tmpAddress");</text:p>
      <text:p text:style-name="P50"><text:s text:c="16"/>/ip firewall address-list add address=$tmpAddress list=restricted comment=$cacheName;</text:p>
      <text:p text:style-name="P50"><text:s text:c="12"/>}</text:p>
      <text:p text:style-name="P50"><text:s text:c="8"/>}</text:p>
      <text:p text:style-name="P50"><text:s text:c="4"/>}</text:p>
      <text:p text:style-name="P50">}</text:p>
      <text:p text:style-name="P50"/>
      <text:p text:style-name="P52">Запуск rm - рискованная операция. Запуск rm с * - в 10 раз опаснее. В некоторых случаях полезно заранее посмотреть, какую команду он выполнит после раскрытия шаблонов. Например: $ echo rm -rf /*. Эта команда выведет в stdout уже развёрнутый результат - по сути, это «пробный запуск» (dry run) для rm -rf /*.</text:p>
      <text:p text:style-name="P50">Циклический мониторинг статуса сервиса с логированием. Иногда нужно следить за работой сервиса в режиме реального времени и при сбое - сразу зафиксировать проблему. Вот простой скрипт, который будет каждые 30 секунд проверять статус сервиса и писать лог при ошибке:</text:p>
      <text:p text:style-name="P50">#!/bin/bash</text:p>
      <text:p text:style-name="P50">SERVICE="nginx"</text:p>
      <text:p text:style-name="P50">LOGFILE="/var/log/${SERVICE}_monitor.log"</text:p>
      <text:p text:style-name="P50">INTERVAL=30</text:p>
      <text:p text:style-name="P50">while true; do</text:p>
      <text:p text:style-name="P50"><text:s text:c="4"/>if ! systemctl is-active --quiet "$SERVICE"; then</text:p>
      <text:p text:style-name="P50"><text:s text:c="8"/>echo "$(date '+%Y-%m-%d %H:%M:%S') $SERVICE is down" &gt;&gt; "$LOGFILE"</text:p>
      <text:p text:style-name="P50"><text:s text:c="8"/># можно добавить уведомление (например, через телеграм-бота или почту)</text:p>
      <text:p text:style-name="P51"><text:s text:c="4"/>else</text:p>
      <text:p text:style-name="P50"><text:s text:c="8"/>echo "$(date '+%Y-%m-%d %H:%M:%S') $SERVICE is running" &gt;&gt; "$LOGFILE"</text:p>
      <text:p text:style-name="P50"><text:s text:c="4"/>fi</text:p>
      <text:p text:style-name="P50"><text:s text:c="4"/>sleep "$INTERVAL"</text:p>
      <text:p text:style-name="P50">done</text:p>
      <text:p text:style-name="P52">Скрипт можно добавить в screen или tmux сессию и запустить на сервере - он будет вести лог доступности нужного сервиса. Подходит для мониторинга nginx, mysql, sshd и других системных демонов.</text:p>
      <text:p text:style-name="P50">Как найти количество открытых файлов в Linux. Чтобы узнать количество открытых файлов в Linux, можно воспользоваться следующими командами:</text:p>
      <text:p text:style-name="P50">1. Использовать lsof (List Open Files) для подсчета открытых файлов в системе: lsof | wc -l. Эта команда покажет общее количество открытых файлов в системе, где wc -l подсчитывает количество строк, то есть количество открытых файлов.</text:p>
      <text:p text:style-name="P50">2. Использовать `/proc/sys/fs/file-nr` для просмотра счетчика открытых файлов: cat /proc/sys/fs/file-nr</text:p>
      <text:p text:style-name="P50">Этот файл содержит три числа, разделенные табуляцией:</text:p>
      <text:p text:style-name="P50">Первое число - текущее количество открытых файлов;</text:p>
      <text:p text:style-name="P50">Второе число - количество файлов, которые находятся в ожидании;</text:p>
      <text:p text:style-name="P50">Третье число - максимальное количество файлов, которое система может открыть.</text:p>
      <text:p text:style-name="P50">3. Подсчитать открытые файлы для определенного процесса: Если нужно узнать количество открытых файлов конкретного процесса, можно использовать: lsof -p PID | wc -l. Замените PID на идентификатор процесса, который вас интересует.</text:p>
      <text:p text:style-name="P52">4. Использовать lsof для подсчета открытых файлов конкретным пользователем: lsof -u username | wc -l. Замените username на имя пользователя, чтобы увидеть количество открытых файлов этим пользователем.</text:p>
      <text:p text:style-name="P50">Преобразование научных работ в обыденный формат. Промптов несколько, и их нужно вводить по очереди:</text:p>
      <text:p text:style-name="P50">Делаем понятную выжимку: Сформулируй выводы так, как если бы материал читает человек в должности [роль]. Оставь только то, что будет для него практично и ценно.</text:p>
      <text:p text:style-name="P50">Готовим план действий: На основе материала создай пошаговый план: что нужно сделать, чтобы применить ключевые идеи на практике.</text:p>
      <text:p text:style-name="P50">Формируем главные принципы: Выдели фундаментальные принципы или ментальные модели, на которых построен текст. Объясни их взаимосвязь и значимость.</text:p>
      <text:p text:style-name="P50">Включаем критическое мышление: Сравни аргументы из текста с противоположной точкой зрения в этой же сфере: где совпадают, где расходятся и почему это важно.</text:p>
      <text:p text:style-name="P51">Выводим стратегические инсайты: Проанализируй текст как консультант по стратегии: выдели ключевые выводы, упущенные возможности и последствия, требующие действий.</text:p>
      <text:p text:style-name="P52">Ищем скрытые смыслы и факты: Найди скрытые допущения, смещения или невысказанные идеи, которые увидит эксперт, но пропустит обычный читатель.</text:p>
      <text:p text:style-name="P50">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 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50">apt update</text:p>
      <text:p text:style-name="P50">apt install wsdd</text:p>
      <text:p text:style-name="P50">Пакет будет автоматически добавлен в автозагрузку и нам останется только запустить его и проверить статус:</text:p>
      <text:p text:style-name="P50">systemctl start wsdd</text:p>
      <text:p text:style-name="P50">systemctl status wsdd</text:p>
      <text:p text:style-name="P50">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Со стороны Windows делать ничего не нужно, Samba-сервера автоматически появятся в вашем сетевом окружении.</text:p>
      <text:p text:style-name="P51">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50">#!/bin/bash</text:p>
      <text:p text:style-name="P50"># Настройки</text:p>
      <text:p text:style-name="P50">TG_TOKEN="your_bot_token"</text:p>
      <text:p text:style-name="P50">TG_CHAT_ID="your_chat_id"</text:p>
      <text:p text:style-name="P50">PORTS_FILE="/var/tmp/open_ports_last.txt"</text:p>
      <text:p text:style-name="P50"># Получаем текущие открытые порты</text:p>
      <text:p text:style-name="P50">ss -tuln | awk 'NR&gt;1 {print $5}' | cut -d: -f2 | sort -n | uniq &gt; /tmp/open_ports_now.txt</text:p>
      <text:p text:style-name="P50"># Если нет предыдущего файла - создаём</text:p>
      <text:p text:style-name="P50">if [ ! -f "$PORTS_FILE" ]; then</text:p>
      <text:p text:style-name="P50"><text:s text:c="4"/>cp /tmp/open_ports_now.txt "$PORTS_FILE"</text:p>
      <text:p text:style-name="P50"><text:s text:c="4"/>exit 0</text:p>
      <text:p text:style-name="P50">fi</text:p>
      <text:p text:style-name="P50"># Сравниваем с предыдущим состоянием</text:p>
      <text:p text:style-name="P50">DIFF=$(diff -u "$PORTS_FILE" /tmp/open_ports_now.txt)</text:p>
      <text:p text:style-name="P50"># Если есть изменения - шлём в Telegram</text:p>
      <text:p text:style-name="P50">if [ -n "$DIFF" ]; then</text:p>
      <text:p text:style-name="P50"><text:s text:c="4"/>MESSAGE="Обнаружены изменения в открытых портах:\n\`\`\`\n$DIFF\n\`\`\`"</text:p>
      <text:p text:style-name="P50"><text:s text:c="4"/>curl -s -X POST "https://api.telegram.org/bot$TG_TOKEN/sendMessage" \</text:p>
      <text:p text:style-name="P50"><text:s text:c="8"/>-d chat_id="$TG_CHAT_ID" \</text:p>
      <text:p text:style-name="P50"><text:s text:c="8"/>-d parse_mode="Markdown" \</text:p>
      <text:p text:style-name="P50"><text:s text:c="8"/>-d text="$MESSAGE"</text:p>
      <text:p text:style-name="P50"><text:s text:c="4"/>cp /tmp/open_ports_now.txt "$PORTS_FILE"</text:p>
      <text:p text:style-name="P50">fi</text:p>
      <text:p text:style-name="P50"># Уборка</text:p>
      <text:p text:style-name="P50">rm -f /tmp/open_ports_now.txt</text:p>
      <text:p text:style-name="P50">Как использовать:</text:p>
      <text:p text:style-name="P50">1. Замените your_bot_token и your_chat_id на свои значения.</text:p>
      <text:p text:style-name="P52">2. Добавьте в cron, чтобы проверять, например, каждые 10 минут: */10 * * * * /path/to/script.sh</text:p>
      <text:p text:style-name="P50">Как найти файлы с открытыми правами (777)? Иногда на сервере появляются файлы и каталоги с правами 777, что представляет угрозу безопасности. Найдём их одной командой: find / -type f -perm 0777 2&gt;/dev/null. А если нужно проверить директории: find / -type d -perm 0777 2&gt;/dev/null. Пояснение:</text:p>
      <text:p text:style-name="P50">/ - путь, где искать (можно заменить на /var, /home и т.д.)</text:p>
      <text:p text:style-name="P50">-type f / -type d - искать только файлы или директории</text:p>
      <text:p text:style-name="P50">-perm 0777 - права доступа</text:p>
      <text:p text:style-name="P50"><text:s/>2&gt;/dev/null - убираем лишние ошибки (например, от Permission denied)</text:p>
      <text:p text:style-name="P53">Редактирование файлов прямо из less. Во время просмотра файла в пейджере less можно нажать клавишу v. Это откроет текущий файл в редакторе, который указан в переменной окружения EDITOR. После сохранения изменений и выхода из редактора вы увидите обновлённый файл в less.</text:p>
      <text:p text:style-name="P50">Введение для начинающих в концепцию криптографии с практическими примерами в Linux. Статья на Eng:</text:p>
      <text:p text:style-name="P50">Part 1: https://sergioprado.blog/introduction-to-encryption-for-embedded-linux-developers/</text:p>
      <text:p text:style-name="P50">Part 2: https://sergioprado.blog/a-hands-on-approach-to-symmetric-key-encryption/</text:p>
      <text:p text:style-name="P50">Part 3: https://sergioprado.blog/asymmetric-key-encryption-and-digital-signatures-in-practice/</text:p>
      <text:p text:style-name="P52">Part 4: https://sergioprado.blog/what-are-random-numbers-and-how-they-are-managed-on-linux/</text:p>
      <text:p text:style-name="P50">В одном из наших дата-центров после планового обновления клиентских машин начали массово падать сеансы RDP - пользователи жаловались, что после ввода пароля сессия сразу же разрывается. Оказалось, во время апдейта поставился неполностью совместимый патч безопасности, который конфликтовал с включённым на компьютерах аудиторией учетных политик. Чтобы быстро отследить все последние установленные обновления на целевой группе машин и при необходимости откатить проблемный патч, я использовал вот такой PowerShell-скрипт:</text:p>
      <text:p text:style-name="P50"># Получаем список компьютеров из текстового файла</text:p>
      <text:p text:style-name="P50">$computers = Get-Content -Path "C:\Scripts\computers.txt"</text:p>
      <text:p text:style-name="P50"># Словарь для хранения списка установленных обновлений</text:p>
      <text:p text:style-name="P50">$updateReport = @()</text:p>
      <text:p text:style-name="P50">foreach ($computer in $computers) {</text:p>
      <text:p text:style-name="P50"><text:s text:c="4"/>try {</text:p>
      <text:p text:style-name="P50"><text:s text:c="8"/># Получаем установленные обновления за последние 7 дней</text:p>
      <text:p text:style-name="P50"><text:s text:c="8"/>$recentUpdates = Get-HotFix -ComputerName $computer |</text:p>
      <text:p text:style-name="P50"><text:s text:c="25"/>Where-Object { $_.InstalledOn -ge (Get-Date).AddDays(-7) }</text:p>
      <text:p text:style-name="P50"><text:s text:c="8"/>foreach ($upd in $recentUpdates) {</text:p>
      <text:p text:style-name="P50"><text:s text:c="12"/>$updateReport += [PSCustomObject]@{</text:p>
      <text:p text:style-name="P50"><text:s text:c="16"/>Computer <text:s text:c="2"/>= $computer</text:p>
      <text:p text:style-name="P50"><text:s text:c="16"/>KBArticle <text:s text:c="2"/>= $upd.HotFixID</text:p>
      <text:p text:style-name="P50"><text:s text:c="16"/>InstalledOn = $upd.InstalledOn</text:p>
      <text:p text:style-name="P50"><text:s text:c="12"/>}</text:p>
      <text:p text:style-name="P50"><text:s text:c="8"/>}</text:p>
      <text:p text:style-name="P50"><text:s text:c="4"/>}</text:p>
      <text:p text:style-name="P50"><text:s text:c="4"/>catch {</text:p>
      <text:p text:style-name="P50"><text:s text:c="8"/>Write-Warning "Не удалось получить обновления с сервера $computer: $_"</text:p>
      <text:p text:style-name="P50"><text:s text:c="4"/>}</text:p>
      <text:p text:style-name="P51">}</text:p>
      <text:p text:style-name="P50"># Сохраняем отчёт в CSV</text:p>
      <text:p text:style-name="P50">$csvPath = "C:\Scripts\RecentUpdatesReport.csv"</text:p>
      <text:p text:style-name="P50">$updateReport | Export-Csv -Path $csvPath -NoTypeInformation -Encoding UTF8</text:p>
      <text:p text:style-name="P50">Write-Host "Отчет сохранен в $csvPath"</text:p>
      <text:p text:style-name="P50">С помощью этого отчёта мы быстро определили, что именно на всех проблемных ПК установился KB5005565. Чтобы откатить его удалённо, использовал команду:</text:p>
      <text:p text:style-name="P50">Invoke-Command -ComputerName (Get-Content "C:\Scripts\computers.txt") -ScriptBlock {</text:p>
      <text:p text:style-name="P50"><text:s text:c="4"/>wusa /uninstall /kb:5005565 /quiet /norestart</text:p>
      <text:p text:style-name="P50">}</text:p>
      <text:p text:style-name="P52">После перезапуска машин RDP-сессии вернулись в норму. Плюс я добавил правило на WSUS, чтобы этот конкретный патч не раздавался снова до выяснения причины конфликта.</text:p>
      <text:p text:style-name="P54">Эксперт по нейросетям составил промпт, который позволит значительно увеличить доходы от ваших профессиональных навыков - вплоть до десятков раз. ИИ за считанные секунды проанализирует все ваши умения и предложит подробный план их развития на годы вперёд. Существуют два варианта запроса: краткий и полный. В первом случае ИИ предоставит необходимый минимум для дальнейшего профессионального роста без лишних деталей:</text:p>
      <text:p text:style-name="P54">"Current Situation:</text:p>
      <text:p text:style-name="P54">Income: [$]</text:p>
      <text:p text:style-name="P54">Skills: [Your current skills]</text:p>
      <text:p text:style-name="P54">Experience: [Years and field]</text:p>
      <text:p text:style-name="P54">Available time: [Hours per week]"</text:p>
      <text:p text:style-name="P54">Если выберете второй вариант, нейросеть пошагово объяснит, как стать настоящим экспертом в разработке, райтинге или любой другой сфере, учитывая даже такие мелочи, как время на обучение, предрасположенность к риску и стиль восприятия информации:</text:p>
      <text:p text:style-name="P54">[Insert the following details to optimize recommendations]:</text:p>
      <text:p text:style-name="P54">1. Current Income Details: <text:s/></text:p>
      <text:p text:style-name="P54"><text:s text:c="3"/>- Current annual income (approximate range is fine). <text:s/></text:p>
      <text:p text:style-name="P54"><text:s text:c="3"/>- Primary source of income (e.g., salaried job, freelance, business). <text:s/></text:p>
      <text:p text:style-name="P54">2. Skills Inventory: <text:s/></text:p>
      <text:p text:style-name="P54"><text:s text:c="3"/>- List top 5 skills you currently possess, ranked by proficiency. <text:s/></text:p>
      <text:p text:style-name="P54"><text:s text:c="3"/>- Highlight technical, interpersonal, or specialized skills. <text:s/></text:p>
      <text:p text:style-name="P54"><text:s text:c="3"/>- Indicate any certifications, degrees, or professional training.</text:p>
      <text:p text:style-name="P54">3. Experience Level: <text:s/></text:p>
      <text:p text:style-name="P54"><text:s text:c="3"/>- Years of experience in your primary field. <text:s/></text:p>
      <text:p text:style-name="P54"><text:s text:c="3"/>- Notable achievements, milestones, or projects. <text:s/></text:p>
      <text:p text:style-name="P54"><text:s text:c="3"/>- Areas of expertise or industries you are familiar with.</text:p>
      <text:p text:style-name="P55">4. Time Availability:</text:p>
      <text:p text:style-name="P54"><text:s text:c="3"/>- Average hours you can dedicate to skill-building each week. <text:s/></text:p>
      <text:p text:style-name="P54"><text:s text:c="3"/>- Preferred schedule (e.g., weekdays, weekends, mornings, evenings). <text:s/></text:p>
      <text:p text:style-name="P54"><text:s text:c="3"/>- Current commitments (e.g., job, family responsibilities).</text:p>
      <text:p text:style-name="P54">5. Learning Style Preferences: <text:s/></text:p>
      <text:p text:style-name="P54"><text:s text:c="3"/>- Preferred learning methods (e.g., self-paced, group learning, 1:1 mentorship). <text:s/></text:p>
      <text:p text:style-name="P54"><text:s text:c="3"/>- Willingness to pursue certifications or formal training. <text:s/></text:p>
      <text:p text:style-name="P54">6. Market Environment: <text:s/></text:p>
      <text:p text:style-name="P54"><text:s text:c="3"/>- Current industry or sector of work. <text:s/></text:p>
      <text:p text:style-name="P54"><text:s text:c="3"/>- Industries or fields of interest for career transition. <text:s/></text:p>
      <text:p text:style-name="P54"><text:s text:c="3"/>- Geographic location and remote work preferences. <text:s/></text:p>
      <text:p text:style-name="P54">7. Financial Resources: <text:s/></text:p>
      <text:p text:style-name="P54"><text:s text:c="3"/>- Budget for skill-building (e.g., for courses, certifications, tools). <text:s/></text:p>
      <text:p text:style-name="P54"><text:s text:c="3"/>- Willingness to invest in paid programs or software. <text:s/></text:p>
      <text:p text:style-name="P54">8. Income Goals: <text:s/></text:p>
      <text:p text:style-name="P54"><text:s text:c="3"/>- Target annual income in 1 year and 5 years. <text:s/></text:p>
      <text:p text:style-name="P54"><text:s text:c="3"/>- Priority: speed of income growth vs. sustainability. <text:s/></text:p>
      <text:p text:style-name="P54">9. Motivations &amp; Constraints: <text:s/></text:p>
      <text:p text:style-name="P54"><text:s text:c="3"/>- Core motivations for pursuing 10x income growth. <text:s/></text:p>
      <text:p text:style-name="P54"><text:s text:c="3"/>- Any personal constraints (e.g., mobility, time, physical limitations). <text:s/></text:p>
      <text:p text:style-name="P54">10. Risk Tolerance: <text:s/></text:p>
      <text:p text:style-name="P54"><text:s text:c="4"/>- Comfort level with career changes, entrepreneurial risks, or job shifts. <text:s/></text:p>
      <text:p text:style-name="P54"><text:s text:c="4"/>- Preferences for stable vs. high-risk, high-reward opportunities. </text:p>
      <text:p text:style-name="P56">Эксперт рекомендует использовать второй вариант, так как он предоставляет более глубокий анализ карьерного и образовательного пути.</text:p>
      <text:p text:style-name="P54">Как быстро заполнить пустые ячейки в Excel? В этом видео показан отличный способ, как заполнить их при помощи эмодзи всего за несколько шагов:</text:p>
      <text:p text:style-name="P54">1. Выделить таблицу - Ctrl + A</text:p>
      <text:p text:style-name="P54">2. Вызвать окно - Ctrl + G</text:p>
      <text:p text:style-name="P54">3. Выбрать пункт «Blanks»</text:p>
      <text:p text:style-name="P54">4. Сочетание клавиш Windows + .</text:p>
      <text:p text:style-name="P54">5. Подобрать подходящий символ</text:p>
      <text:p text:style-name="P56">6. Нажать Ctrl + Enter</text:p>
      <text:p text:style-name="P54">Бустим английский до уровня B2 максимально быстро - с помощью 6 простых промптов для ChatGPT. Составляем персональный план обучения: Создай для меня персональный план изучения английского языка. Мой текущий уровень A1, цель - B2 за 6 месяцев. Я могу уделять учёбе 45 минут в день. План должен включать грамматику, лексику, аудирование и практику речи</text:p>
      <text:p text:style-name="P54">Генерируем учебные материалы: Я хочу практиковать аудирование. Подбери мне 5 YouTube-каналов и 3 подкаста на английском на тему [ваши интересы, например, технологии, маркетинг] для уровня A2-B1.</text:p>
      <text:p text:style-name="P55">5-минутная языковая практика: Дай мне 3 быстрых 5-минутных упражнения для практики английского, которые я могу делать в перерыве на работе, когда нет времени на полноценное занятие</text:p>
      <text:p text:style-name="P54">Преодолеваем языковой барьер: Я боюсь говорить. Выступи в роли моего собеседника. Давай разыграем диалог: я турист в Лондоне и хочу заказать кофе. Задавай мне простые вопросы и исправляй мои ошибки</text:p>
      <text:p text:style-name="P54">Ежедневно тренируем лексику: Веди себя как мой тренер по английскому. Каждый день давай мне 5 новых слов на тему [например, "путешествия"] с примерами и проси составить с ними свои предложения. На следующий день проверяй меня</text:p>
      <text:p text:style-name="P56">Оцениваем прогресс и мотивируемся: Я учу английский уже месяц по нашему плану. Проведи небольшой тест, чтобы оценить мой прогресс в грамматике. Укажи на мои сильные стороны и мотивируй меня продолжать</text:p>
      <text:p text:style-name="P54">7 промптов для роста дохода: ChatGPT станет вашим наставником и поможет выжать максимум из вашей профессии, а также найти новые идеи и проекты для развития.</text:p>
      <text:p text:style-name="P54">Создаём и анализируем бизнес-идеи: </text:p>
      <text:p text:style-name="P54">Give me 10 scalable online business ideas I can start this month, using my skills and AI tools.</text:p>
      <text:p text:style-name="P54">Выбираем нишу для новых проектов: </text:p>
      <text:p text:style-name="P54">What sub-niches in [your area of interest] are trending right now? Rank them by profitability and competition.</text:p>
      <text:p text:style-name="P54">Составляем стратегию и план продвижения вашего продукта/идеи в соцсетях на 30 дней: </text:p>
      <text:p text:style-name="P54">Create a 30-day content calendar for TikTok, X, and Medium to promote a product in [your niche].</text:p>
      <text:p text:style-name="P54">Генерируем предложение или сопроводительное письмо для ваших клиентов и заказчиков: </text:p>
      <text:p text:style-name="P56">Design a digital offer for [your target audience] that solves their biggest pain point using AI.</text:p>
      <text:p text:style-name="P54">Придумываем, как монетизировать ваши знания и идеи: </text:p>
      <text:p text:style-name="P54">List 5 smart ways to monetize an audience of 1,000 followers in [your niche].</text:p>
      <text:p text:style-name="P54">Делаем ваши идеи вирусными, бустим продажи и привлекаем больше лидов: </text:p>
      <text:p text:style-name="P54">Write 3 viral hooks in the style of Alex Hormozi for my offer: [insert offer].</text:p>
      <text:p text:style-name="P56">Настраиваем SEO для вашего сайта/блога, чтобы привлекать туда трафик и потенциальных клиентов: Generate SEO titles, meta descriptions, and keywords for an article titled: [insert title].</text:p>
      <text:p text:style-name="P54">Бэкап и очистка журналов Event Log в Windows, размер которых превышает определённое значение. Такой скрипт проверит размер файлов журнала (Event Log) и если обнаружит, что размер одного из них превышает указанное значение, то создаст его резервную копию, а затем очистит журнал.</text:p>
      <text:p text:style-name="P55">strComputer = "."</text:p>
      <text:p text:style-name="P54">Set objWMIService = GetObject("winmgmts:" _</text:p>
      <text:p text:style-name="P54"><text:s text:c="4"/>&amp; "{impersonationLevel=impersonate, (Backup, Security)}!\\" _</text:p>
      <text:p text:style-name="P54"><text:s text:c="8"/>&amp; strComputer &amp; "\root\cimv2")</text:p>
      <text:p text:style-name="P54">Set colLogFiles = objWMIService.ExecQuery _</text:p>
      <text:p text:style-name="P54"><text:s text:c="4"/>("Select * from Win32_NTEventLogFile")</text:p>
      <text:p text:style-name="P54">For Each objLogfile in colLogFiles</text:p>
      <text:p text:style-name="P54"><text:s text:c="4"/>If objLogFile.FileSize &gt; 100000 Then</text:p>
      <text:p text:style-name="P54"><text:s text:c="7"/>strBackupLog = objLogFile.BackupEventLog _</text:p>
      <text:p text:style-name="P54"><text:s text:c="11"/>("c:\scripts\" &amp; objLogFile.LogFileName &amp; ".evt")</text:p>
      <text:p text:style-name="P54"><text:s text:c="7"/>objLogFile.ClearEventLog()</text:p>
      <text:p text:style-name="P54"><text:s text:c="4"/>End If</text:p>
      <text:p text:style-name="P56">Next</text:p>
      <text:p text:style-name="P54">Расширение скобок {} - одна из самых недооценённых, но мощных возможностей оболочек Linux. Оно позволяет удобно и быстро генерировать произвольные строки или числовые последовательности без ручного ввода. Чтобы использовать расширение скобок, укажите начало и конец последовательности внутри фигурных скобок {}, разделённых двумя точками .. . Например:</text:p>
      <text:p text:style-name="P54">$ echo {1..5}</text:p>
      <text:p text:style-name="P54">1 2 3 4 5</text:p>
      <text:p text:style-name="P54">Это выведет числа от 1 до 5. <text:s/>(https://t.me/+NlbvAzS3HWdmOGYy) </text:p>
      <text:p text:style-name="P54">Также работает с буквами:</text:p>
      <text:p text:style-name="P54">$ echo {a..e}</text:p>
      <text:p text:style-name="P54">a b c d e</text:p>
      <text:p text:style-name="P54">Примеры практического применения расширения скобок:</text:p>
      <text:p text:style-name="P54">Создание файлов с последовательными именами: $ touch report-{1..12}.txt</text:p>
      <text:p text:style-name="P54">Использование диапазонов в циклах:$ for i in {1..10}; do ...; done</text:p>
      <text:p text:style-name="P54">Создание нескольких каталогов за один вызов: $ mkdir backup-{1..4}</text:p>
      <text:p text:style-name="P56">Перемещение группы файлов: $ mv data-{1..5}.txt /path/to/destination/</text:p>
      <text:p text:style-name="P54">Скрипт для Mikrotik: Обнаружение новой записи в журнале. Этот скрипт проверяет, добавлена ли новая запись в журнал в определенный буфер. В этом примере мы будем использовать журналы PPPoE:</text:p>
      <text:p text:style-name="P54">/system logging action</text:p>
      <text:p text:style-name="P54">add name="pppoe"</text:p>
      <text:p text:style-name="P54">/system logging</text:p>
      <text:p text:style-name="P54">add action=pppoe topics=pppoe,info,!ppp,!debug</text:p>
      <text:p text:style-name="P54">Буфер журнала будет выглядеть примерно так же, как этот:</text:p>
      <text:p text:style-name="P54">[admin@mainGW] &gt; /log print where buffer=pppoe </text:p>
      <text:p text:style-name="P54">13:11:08 pppoe,info PPPoE connection established from 00:0C:42:04:4C:EE <text:s/></text:p>
      <text:p text:style-name="P54">Теперь мы можем написать скрипт, который будет определять, добавлена ли новая запись.</text:p>
      <text:p text:style-name="P54">:global lastTime;</text:p>
      <text:p text:style-name="P55">:global currentBuf [ :toarray [ /log find buffer=pppoe <text:s/>] ] ;</text:p>
      <text:p text:style-name="P54">:global currentLineCount [ :len $currentBuf ] ;</text:p>
      <text:p text:style-name="P54">:global currentTime [ :totime [/log get [ :pick $currentBuf ($currentLineCount -1) ] time <text:s text:c="2"/>] ];</text:p>
      <text:p text:style-name="P54">:global message "";</text:p>
      <text:p text:style-name="P54">:if ( $lastTime = "" ) do={ </text:p>
      <text:p text:style-name="P54"><text:s/>:set lastTime $currentTime ; </text:p>
      <text:p text:style-name="P54"><text:s/>:set message [/log get [ :pick $currentBuf ($currentLineCount-1) ] message];</text:p>
      <text:p text:style-name="P54">} else={</text:p>
      <text:p text:style-name="P54"><text:s/>:if ( $lastTime &lt; $currentTime ) do={ </text:p>
      <text:p text:style-name="P54"><text:s text:c="2"/>:set lastTime $currentTime ; </text:p>
      <text:p text:style-name="P54"><text:s text:c="2"/>:set message [/log get [ :pick $currentBuf ($currentLineCount-1) ] message];</text:p>
      <text:p text:style-name="P54"><text:s/>}</text:p>
      <text:p text:style-name="P54">}</text:p>
      <text:p text:style-name="P56">После обнаружения новой записи она сохраняется в переменной «message», которую в дальнейшем можно использовать для анализа сообщений журнала, например, для получения mac-адресов PPPoE-клиентов.</text:p>
      <text:p text:style-name="P56">Хотите повторно использовать последний аргумент из предыдущей команды? Используйте !$, это сэкономит время и нажатия клавиш.</text:p>
      <text:p text:style-name="P54">nftables - это инструменту для фильтрации пакетов в Linux, пришедшему на смену iptables.</text:p>
      <text:p text:style-name="P54">1. Запуск:</text:p>
      <text:p text:style-name="P54">nft list ruleset <text:s text:c="14"/># Показать все правила</text:p>
      <text:p text:style-name="P54">nft add table ip filter <text:s text:c="7"/># Создать таблицу filter для IPv4</text:p>
      <text:p text:style-name="P54">nft add chain ip filter input <text:s/># Создать цепочку input в таблице filter</text:p>
      <text:p text:style-name="P54">2. Добавление правил:</text:p>
      <text:p text:style-name="P54">Принять пакеты от локального хоста: nft add rule ip filter input ip saddr 127.0.0.1 accept</text:p>
      <text:p text:style-name="P54">Блокировать входящий трафик на порт 80: nft add rule ip filter input tcp dport 80 drop</text:p>
      <text:p text:style-name="P54">Разрешить весь исходящий трафик: <text:s/>nft add rule ip filter output accept</text:p>
      <text:p text:style-name="P54">3. Удаление:</text:p>
      <text:p text:style-name="P54">nft delete rule ip filter input handle &lt;номер&gt; <text:s/># Удалить правило по handle</text:p>
      <text:p text:style-name="P54">nft delete chain ip filter input <text:s text:c="14"/># Удалить цепочку input</text:p>
      <text:p text:style-name="P54">nft delete table ip filter <text:s text:c="20"/># Удалить таблицу filter</text:p>
      <text:p text:style-name="P54">4. Сохранение и загрузка конфигурации:</text:p>
      <text:p text:style-name="P54">nft list ruleset &gt; /etc/nftables.conf <text:s text:c="9"/># Сохранить правила</text:p>
      <text:p text:style-name="P54">nft -f /etc/nftables.conf <text:s text:c="21"/># Загрузить правила из файла</text:p>
      <text:p text:style-name="P54">5. Создание логирования: nft add rule ip filter input log prefix "IN: " level debug. Типы объектов:</text:p>
      <text:p text:style-name="P54">Таблицы (tables) – В nftables таблицы служат для организации правил. Каждая таблица привязывается к семейству (например, ip, ip6).</text:p>
      <text:p text:style-name="P55">Цепочки (chains) – Цепочки представляют собой наборы правил. Основные встроенные цепочки: input, output, forward.</text:p>
      <text:p text:style-name="P54">Правила (rules) – Условия и действия, выполняемые на пакетах, такие как accept, drop, reject, log.</text:p>
      <text:p text:style-name="P54">Основные операторы:</text:p>
      <text:p text:style-name="P54">accept – Разрешить пакет.</text:p>
      <text:p text:style-name="P54">drop – Заблокировать пакет.</text:p>
      <text:p text:style-name="P54">reject – Отклонить с ответом.</text:p>
      <text:p text:style-name="P54">log – Вести лог пакетов.</text:p>
      <text:p text:style-name="P54">Примеры сложных правил:</text:p>
      <text:p text:style-name="P54">1. Ограничение скорости (rate limiting): nft add rule ip filter input limit rate 5/second accept </text:p>
      <text:p text:style-name="P54">2. Использование сетов для IP-адресов:</text:p>
      <text:p text:style-name="P54">nft add set ip filter blacklist { type ipv4_addr; }</text:p>
      <text:p text:style-name="P54">nft add rule ip filter input ip saddr @blacklist drop</text:p>
      <text:p text:style-name="P54">nft add element ip filter blacklist { 192.168.1.1, 10.0.0.0/8 }</text:p>
      <text:p text:style-name="P56">3. Redirect на другой порт: <text:s/>nft add rule ip nat prerouting tcp dport 80 redirect to 8080. Используйте nft monitor для слежения за изменениями правил в реальном времени; Включайте логирование при тестировании правил для отладки (log prefix "TEST: "); nftables имеет более гибкий синтаксис, чем iptables, и поддерживает более сложные условия и комбинации.</text:p>
      <text:p text:style-name="P54">GREP в Linux: шпаргалка. Синтаксис:</text:p>
      <text:p text:style-name="P54">grep [ОПЦИИ] 'ШАБЛОН' [ФАЙЛ...]</text:p>
      <text:p text:style-name="P54">команда | grep [ОПЦИИ] 'ШАБЛОН'</text:p>
      <text:p text:style-name="P54">Топ-опции (must-have):</text:p>
      <text:p text:style-name="P54">-i - без учёта регистра</text:p>
      <text:p text:style-name="P54">-n - номер строки</text:p>
      <text:p text:style-name="P54">-H - печатать имя файла</text:p>
      <text:p text:style-name="P54">-r / -R - рекурсивно по каталогам (-R следует по symlink)</text:p>
      <text:p text:style-name="P54">-l - только имена файлов с совпадениями</text:p>
      <text:p text:style-name="P54">-L - файлы без совпадений</text:p>
      <text:p text:style-name="P54">-v - инверсия (показать НЕ совпавшие строки)</text:p>
      <text:p text:style-name="P54">-c - количество совпадений (строк)</text:p>
      <text:p text:style-name="P54">-o - вывести только совпавшую часть</text:p>
      <text:p text:style-name="P54">-w - совпадение целого слова</text:p>
      <text:p text:style-name="P54">-x - совпадение всей строки целиком</text:p>
      <text:p text:style-name="P54">--color=auto - подсветка</text:p>
      <text:p text:style-name="P54">Контекст вокруг совпадения</text:p>
      <text:p text:style-name="P54">-A 5 - 5 строк после</text:p>
      <text:p text:style-name="P54">-B 5 - 5 строк до</text:p>
      <text:p text:style-name="P54">-C 5 - 5 строк вокруг</text:p>
      <text:p text:style-name="P54">grep -nC 2 'error' /var/log/syslog</text:p>
      <text:p text:style-name="P54">Несколько шаблонов</text:p>
      <text:p text:style-name="P54">-e - несколько выражений</text:p>
      <text:p text:style-name="P55">-f patterns.txt - шаблоны из файла</text:p>
      <text:p text:style-name="P54">grep -E -e 'error' -e 'warn' app.log</text:p>
      <text:p text:style-name="P54">grep -f patterns.txt app.log</text:p>
      <text:p text:style-name="P54">Режимы регулярных выражений</text:p>
      <text:p text:style-name="P54">BRE (по умолчанию): grep 'a\{2\}'</text:p>
      <text:p text:style-name="P54">ERE: grep -E 'a{2,}' (удобнее)</text:p>
      <text:p text:style-name="P54">PCRE: grep -P '(?&lt;=id=)\d+' (lookbehind и т.п.)</text:p>
      <text:p text:style-name="P54">Мини-шпаргалка по regex. Якоря и позиции</text:p>
      <text:p text:style-name="P54">^ начало строки, $ конец строки</text:p>
      <text:p text:style-name="P54">\&lt; начало слова, \&gt; конец слова (в GNU grep часто работает)</text:p>
      <text:p text:style-name="P54">Квантификаторы:</text:p>
      <text:p text:style-name="P54">? 0 или 1</text:p>
      <text:p text:style-name="P54">* 0+</text:p>
      <text:p text:style-name="P54">+ 1+ (в ERE/PCRE)</text:p>
      <text:p text:style-name="P54">{n}, {n,}, {n,m}</text:p>
      <text:p text:style-name="P54">Классы:</text:p>
      <text:p text:style-name="P54">. любой символ кроме \n</text:p>
      <text:p text:style-name="P54">[0-9], [A-Za-z], [^...] (не из набора)</text:p>
      <text:p text:style-name="P54">POSIX: [[:digit:]] [[:alpha:]] [[:alnum:]] [[:space:]]</text:p>
      <text:p text:style-name="P54">Практика: логи и инциденты. Ошибки/варнинги: grep -iE 'error|warn|fatal' /var/log/syslog</text:p>
      <text:p text:style-name="P54">Сервис по systemd-журналу: journalctl -u nginx --no-pager | grep -i 'error'</text:p>
      <text:p text:style-name="P54">Кто ломится по SSH (auth.log): grep -i 'failed password' /var/log/auth.log | tail</text:p>
      <text:p text:style-name="P54">Найти IP в логе: grep -oE '([0-9]{1,3}\.){3}[0-9]{1,3}' access.log | sort -u</text:p>
      <text:p text:style-name="P54">Поиск в конфиге. Рекурсивно, исключая мусор: grep -RIn --exclude-dir={.git,node_modules} --exclude='*.min.*' 'listen' /etc/nginx</text:p>
      <text:p text:style-name="P54">Показать строки, где параметр закомментирован/не закомментирован: grep -nE '^\s*#?\s*PermitRootLogin' /etc/ssh/sshd_config</text:p>
      <text:p text:style-name="P54">Трюки: grep + find</text:p>
      <text:p text:style-name="P54">Только по *.conf</text:p>
      <text:p text:style-name="P54">find /etc -name '*.conf' -print0 | xargs -0 grep -nH 'timeout'</text:p>
      <text:p text:style-name="P54">Большие файлы - быстрее</text:p>
      <text:p text:style-name="P54">LC_ALL=C grep -n 'pattern' big.log</text:p>
      <text:p text:style-name="P54">Быстрые проверки (exit code): </text:p>
      <text:p text:style-name="P54">0 - найдено; </text:p>
      <text:p text:style-name="P54">1 - не найдено; </text:p>
      <text:p text:style-name="P54">2 - ошибка. </text:p>
      <text:p text:style-name="P57">grep -q 'pattern' file &amp;&amp; echo OK || echo NO</text:p>
      <text:p text:style-name="P58">KVM Live Migration: Переезд без даунтайма. Представьте: вам нужно обновить ядро на физическом сервере, но на нём крутится критически важная база данных, которую нельзя останавливать ни на секунду. Что делать? Мигрировать её на соседнюю ноду на лету! Разбираемся, как работает Live Migration в libvirt и как выполнить её одной командой. Чтобы живая миграция прошла успешно, нужно выполнить несколько условий:</text:p>
      <text:p text:style-name="P59">1. Общее хранилище (Shared Storage): Диски виртуалки должны лежать там, где их видят оба хоста (NFS, iSCSI, Ceph) (Существует миграция с копированием дисков --copy-storage-all, но она медленнее и нагружает сеть).</text:p>
      <text:p text:style-name="P54">2. SSH-ключи: Хосты должны ходить друг к другу по SSH без пароля.</text:p>
      <text:p text:style-name="P54">3. Совместимость CPU: Железо должно быть похожим (в идеале - идентичным). Если процессоры разных поколений, используйте в настройках VM обобщенный тип процессора (например, Nehalem или kvm64).</text:p>
      <text:p text:style-name="P54">4. Сеть: Имя сетевого моста (например, br0) должно совпадать на обоих хостах.</text:p>
      <text:p text:style-name="P54">Команда запуска. Миграция инициируется на исходном хосте (Source). Базовый синтаксис: virsh migrate [FLAGS] &lt;vm_name&gt; &lt;dest_uri&gt;</text:p>
      <text:p text:style-name="P54">Боевая команда (рекомендуемый набор флагов):</text:p>
      <text:p text:style-name="P54">virsh migrate --live --persistent --undefine-source --verbose --p2p \</text:p>
      <text:p text:style-name="P54">web-server-01 qemu+ssh://root@192.168.1.20/system</text:p>
      <text:p text:style-name="P54">Разбор флагов:</text:p>
      <text:p text:style-name="P54">--live: Самое главное. Переносит память работающей машины частями. В конце - микропауза для синхронизации остатка, но сервисы не падают.</text:p>
      <text:p text:style-name="P54">--persistent: Создать конфиг (.xml) на новом хосте, чтобы машина там осталась после ребута.</text:p>
      <text:p text:style-name="P54">--undefine-source: Удалить конфиг на старом хосте после успешного переезда (чтобы не было дублей).</text:p>
      <text:p text:style-name="P54">--verbose: Показывает прогресс-бар (полезно, чтобы не гадать, зависло или нет).</text:p>
      <text:p text:style-name="P54">--p2p: Peer-to-peer режим. Управляет соединением напрямую между демонами libvirt.</text:p>
      <text:p text:style-name="P54">qemu+ssh://...: Адрес назначения.</text:p>
      <text:p text:style-name="P54">Если что-то пошло не так:</text:p>
      <text:p text:style-name="P54">1. "Unsafe migration" - Если virsh ругается на разницу в CPU или кэшировании дисков, но вы уверены в успехе, можно добавить флаг --unsafe. Но помните: это риск повредить данные. Лучше приведите конфиги к общему знаменателю.</text:p>
      <text:p text:style-name="P56">2. Зависание в конце - Бывает, что машина активно пишет в память (High RAM churn rate), и канал не успевает передать изменения быстрее, чем они появляются. Решение: Включить сжатие (--compressed) или временно ограничить активность приложений в VM.</text:p>
      <text:p text:style-name="P54">Шпаргалка по grep. grep - это мощный инструмент для поиска текста в файлах на основе регулярных выражений. Основные команды:</text:p>
      <text:p text:style-name="P54">1. Поиск строки в файле: grep "строка" имя_файла - Ищет указанную строку в файле.</text:p>
      <text:p text:style-name="P54">2. Поиск в нескольких файлах: grep "строка" файл1 файл2</text:p>
      <text:p text:style-name="P54">3. Поиск рекурсивно: grep -r "строка" /путь/к/каталогу - Ищет строку во всех файлах указанного каталога.</text:p>
      <text:p text:style-name="P54">4. Игнорирование регистра: grep -i "строка" имя_файла</text:p>
      <text:p text:style-name="P58">5. Показать номер строки: grep -n "строка" имя_файла</text:p>
      <text:p text:style-name="P59">6. Вывод строк, не содержащих шаблон: grep -v "строка" имя_файла</text:p>
      <text:p text:style-name="P54">7. Подсветка совпадений: grep --color "строка" имя_файла</text:p>
      <text:p text:style-name="P54">8. Подсчитать количество совпадений: grep -c "строка" имя_файла</text:p>
      <text:p text:style-name="P54">Расширенные команды:</text:p>
      <text:p text:style-name="P54">1. Использование регулярных выражений: grep -E "регулярное_выражение" имя_файла Или: egrep "регулярное_выражение" имя_файла.</text:p>
      <text:p text:style-name="P54">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4">3. Поиск только имени файла: grep -l "строка" *</text:p>
      <text:p text:style-name="P54">4. Инвертированный поиск файлов: grep -L "строка" * - Показывает файлы, в которых не найдено совпадений. Полезные опции:</text:p>
      <text:p text:style-name="P54">- -w - ищет полные слова.</text:p>
      <text:p text:style-name="P54">- -o - выводит только совпавшие строки.</text:p>
      <text:p text:style-name="P54">- -q - тихий режим, без вывода в терминал, используется для проверки совпадений.</text:p>
      <text:p text:style-name="P54">Примеры:</text:p>
      <text:p text:style-name="P54">1. Поиск строки "error" в логах: grep "error" /var/log/syslog</text:p>
      <text:p text:style-name="P54">2. Поиск строк с IP-адресами: grep -Eo '[0-9]+\.[0-9]+\.[0-9]+\.[0-9]+' имя_файла</text:p>
      <text:p text:style-name="P56">3. Поиск строки и запись результата в файл: grep "pattern" имя_файла &gt; output.txt</text:p>
      <text:p text:style-name="P54">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54">Как проверить и включить: Запускаем PowerShell от админа. Проверяем статус: Get-ADOptionalFeature -Filter {Name -like "Recycle Bin Feature"} | Select-Object Name, EnabledScopes</text:p>
      <text:p text:style-name="P54">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60">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Шпаргалка по grep. grep - это мощный инструмент для поиска текста в файлах на основе регулярных выражений. Основные команды:</text:p>
      <text:p text:style-name="P58">1. Поиск строки в файле: grep "строка" имя_файла - Ищет указанную строку в файле.</text:p>
      <text:p text:style-name="P58">2. Поиск в нескольких файлах: grep "строка" файл1 файл2</text:p>
      <text:p text:style-name="P58">3. Поиск рекурсивно: grep -r "строка" /путь/к/каталогу - Ищет строку во всех файлах указанного каталога.</text:p>
      <text:p text:style-name="P58">4. Игнорирование регистра: grep -i "строка" имя_файла</text:p>
      <text:p text:style-name="P58">5. Показать номер строки: grep -n "строка" имя_файла</text:p>
      <text:p text:style-name="P58">6. Вывод строк, не содержащих шаблон: grep -v "строка" имя_файла</text:p>
      <text:p text:style-name="P58">7. Подсветка совпадений: grep --color "строка" имя_файла</text:p>
      <text:p text:style-name="P58">8. Подсчитать количество совпадений: grep -c "строка" имя_файла</text:p>
      <text:p text:style-name="P58">Расширенные команды:</text:p>
      <text:p text:style-name="P58">1. Использование регулярных выражений: grep -E "регулярное_выражение" имя_файла Или: egrep "регулярное_выражение" имя_файла.</text:p>
      <text:p text:style-name="P58">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8">3. Поиск только имени файла: grep -l "строка" *</text:p>
      <text:p text:style-name="P58">4. Инвертированный поиск файлов: grep -L "строка" * - Показывает файлы, в которых не найдено совпадений. Полезные опции:</text:p>
      <text:p text:style-name="P58">- -w - ищет полные слова.</text:p>
      <text:p text:style-name="P58">- -o - выводит только совпавшие строки.</text:p>
      <text:p text:style-name="P58">- -q - тихий режим, без вывода в терминал, используется для проверки совпадений.</text:p>
      <text:p text:style-name="P58">Примеры:</text:p>
      <text:p text:style-name="P58">1. Поиск строки "error" в логах: grep "error" /var/log/syslog</text:p>
      <text:p text:style-name="P58">2. Поиск строк с IP-адресами: grep -Eo '[0-9]+\.[0-9]+\.[0-9]+\.[0-9]+' имя_файла</text:p>
      <text:p text:style-name="P57">3. Поиск строки и запись результата в файл: grep "pattern" имя_файла &gt; output.txt</text:p>
      <text:p text:style-name="P61">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62">Как проверить и включить: Запускаем PowerShell от админа. Проверяем статус: Get-ADOptionalFeature -Filter {Name -like "Recycle Bin Feature"} | Select-Object Name, EnabledScopes</text:p>
      <text:p text:style-name="P58">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57">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Инструменты для поиска и устранения неисправностей:</text:p>
      <text:p text:style-name="P58">grml - загрузочный Live CD Debian с мощными инструментами CLI - https://grml.org/</text:p>
      <text:p text:style-name="P58">mitmproxy - инструмент Python, используемый для перехвата, просмотра и модификации сетевого трафика. Незаменим при устранении некоторых проблем - https://mitmproxy.org/</text:p>
      <text:p text:style-name="P58">mtr - сетевая утилита, объединяющая traceroute и ping - https://www.bitwizard.nl/mtr/</text:p>
      <text:p text:style-name="P58">perf-tools - инструменты анализа производительности, основанные на Linux perf_events (aka perf) и ftrace - https://github.com/brendangregg/perf-tools</text:p>
      <text:p text:style-name="P63"><text:span text:style-name="T8">wireshark - лучший в мире анализатор сетевых протоколов - https://www.wireshark.org/</text:span></text:p>
      <text:p text:style-name="P64">Мониторим активные подключения к серверу по SSH. Иногда нужно быстро узнать, кто сейчас подключён к серверу по SSH. Вот простой однострочный скрипт:</text:p>
      <text:p text:style-name="P64">who | grep 'pts' | awk '{print $1, $2, $5}'</text:p>
      <text:p text:style-name="P64">Что делает этот скрипт?</text:p>
      <text:p text:style-name="P64">* who - выводит список всех вошедших пользователей.</text:p>
      <text:p text:style-name="P64">* grep 'pts' - фильтрует только те строки, что связаны с терминалами SSH.</text:p>
      <text:p text:style-name="P64">* awk '{print $1, $2, $5}' - красиво выводит имя пользователя, терминал и IP-адрес.</text:p>
      <text:p text:style-name="P64">Пример вывода:</text:p>
      <text:p text:style-name="P64">admin pts/0 (192.168.1.55)</text:p>
      <text:p text:style-name="P65">root <text:s/>pts/1 (10.0.0.23)</text:p>
      <text:p text:style-name="P66">Мониторинг и оптимизация дискового пространства в Linux. Мониторинг использования:</text:p>
      <text:p text:style-name="P64">Проверить свободное место: df -h</text:p>
      <text:p text:style-name="P64">Размер директории: du -sh /путь/к/директории</text:p>
      <text:p text:style-name="P64">Топ-10 крупных папок: du -ah /путь | sort -rh | head -n 10</text:p>
      <text:p text:style-name="P64">Найти большие файлы (&gt;1ГБ): find / -type f -size +1G 2&gt;/dev/null</text:p>
      <text:p text:style-name="P64">Очистка места:</text:p>
      <text:p text:style-name="P64">Удалить старые логи: find /var/log -type f -name "*.log" -mtime +30 -exec rm -f {} \;</text:p>
      <text:p text:style-name="P64">Очистить кэш:</text:p>
      <text:p text:style-name="P64">sudo apt-get clean</text:p>
      <text:p text:style-name="P64">sudo dnf clean all</text:p>
      <text:p text:style-name="P64">Удалить временные файлы: sudo rm -rf /tmp/* /var/tmp/*</text:p>
      <text:p text:style-name="P64">Удалить старые ядра: sudo apt-get autoremove --purge</text:p>
      <text:p text:style-name="P64">Автоматизация:</text:p>
      <text:p text:style-name="P64">Добавить в crontab задачу для регулярной очистки логов: 0 3 * * 7 find /var/log -type f -name "*.log" -mtime +30 -exec rm -f {} \;</text:p>
      <text:p text:style-name="P64">Оптимизация:</text:p>
      <text:p text:style-name="P64">Перенос крупных папок:</text:p>
      <text:p text:style-name="P64">mv /большая/папка /mnt/новый_диск</text:p>
      <text:p text:style-name="P64">ln -s /mnt/новый_диск /большая/папка</text:p>
      <text:p text:style-name="P64">Сжатие логов: gzip /var/log/*.log</text:p>
      <text:p text:style-name="P64">Удаление дублированных файлов: fdupes -r /путь</text:p>
      <text:p text:style-name="P64">Полезные утилиты:</text:p>
      <text:p text:style-name="P64">ncdu - анализ диска: sudo apt install ncdu &amp;&amp; ncdu /</text:p>
      <text:p text:style-name="P64">iotop - мониторинг операций с файлами: iotop</text:p>
      <text:p text:style-name="P64">fslint - поиск мусорных файлов: sudo apt install fslint</text:p>
      <text:p text:style-name="P64">Мониторинг в реальном времени:</text:p>
      <text:p text:style-name="P64">Свободное место: df -h</text:p>
      <text:p text:style-name="P64">Загрузка диска процессами: iotop</text:p>
      <text:p text:style-name="P65">Отслеживание изменений в директории: inotifywait -m /путь</text:p>
      <text:p text:style-name="P64">Работа с правами доступа файлов и директорий в Linux:</text:p>
      <text:p text:style-name="P64">chown vasya /file - Назначить пользователя vasya владельцем файла file</text:p>
      <text:p text:style-name="P64">chown -R vasya directory - Рекурсивно обойти директорию directory и назначить пользователя vasya владельцем всех вложенных файлов и директорий</text:p>
      <text:p text:style-name="P64">chown vasya:group /file - Назначить владельца и группу для файла /file</text:p>
      <text:p text:style-name="P64">chmod ugo+rwx /directory - Установить полные права доступа rwx ( Read Write eXecute ) для всех ugo ( User Group Other ) на директорию /directory. То-же самое можно сделать, используя числовой представление chmod 777 directory</text:p>
      <text:p text:style-name="P64">chmod go-rwx /directory - Удалить все права на директорию /directory для группы и остальных</text:p>
      <text:p text:style-name="P64">chgrp new_group file - Изменить группу-владельца для file на new_group</text:p>
      <text:p text:style-name="P66">chmod o+t /home/public - Установить так называемый STIKY-бит на директорию /home/public. Удалить файл в такой директории может только владелец данного файла</text:p>
      <text:p text:style-name="P64">chmod o-t /home/public - Удалить STIKY-бит с директории /home/public</text:p>
      <text:p text:style-name="P64">chmod u+s /bin/binary_file - Установить SUID-бит на файл /bin/binary_file. Это позволяет любому пользователю системы, запускать данный файл с правами владельца файла</text:p>
      <text:p text:style-name="P64">chmod u-s /bin/binary_file - Удалить SUID-бит с файла /bin/binary_file</text:p>
      <text:p text:style-name="P64">chmod g+s /home/public - Установить SGID-бит на директории /home/public</text:p>
      <text:p text:style-name="P64">chmod g-s /home/public - Удалить SGID-бит с директории /home/public</text:p>
      <text:p text:style-name="P64">find / -perm -u+s - Поиск всех файлов с установленным SUID битом, начиная с корня файловой системы</text:p>
      <text:p text:style-name="P65">ls -lh - Листинг текущего каталога с правами доступа</text:p>
      <text:p text:style-name="P64">Как провести Тех. обслуживание сервера с уведомлением пользователей? Для начала создаем пустой файл /etc/nologin. Включаем возможность заходить под root. Теперь только root сможет авторизоваться по ssh. Переходим к уведомлениям, возможно кто-то в данный момент работает в терминале. Воспользуемся утилитой wall. Wall - утилита командной строки, которая отображает сообщение на терминалах всех вошедших в систему пользователей. Запускаем команду:</text:p>
      <text:p text:style-name="P64">wall "... текст сообщения ..."</text:p>
      <text:p text:style-name="P64">Все кто подключен к серверу, получают сообщение:</text:p>
      <text:p text:style-name="P64">... текст сообщения ...</text:p>
      <text:p text:style-name="P64">И неважно что делает человек и где находится, сообщение появится у него на экране. Через wall можно спамить определенным группам пользователей. В указанное время запускаем ассасина: pkill -9 -u `who | awk '{print $1}'| grep -v root|head -1.</text:p>
      <text:p text:style-name="P65">Выгнали всех с сервера, кроме root’а и проводим технические работы, удаляем /etc/nologin. Wall можно заменить например на такое: echo "какой-то текст" | write user. Но тут сообщение уйдет конкретному пользователю user. Конечно, если по какой-то причине, в системе отсутствует wall, можно и через цикл выгрести всех юзеров и через echo отправить им уведомление. write - утилита, позволяющая отправить сообщение другому пользователю, который имеет сессию в этой же системе. Или так: echo "какой-то текст" &gt; /dev/pts/1</text:p>
      <text:p text:style-name="P64">Bash скрипт слежения за зависшими процессами. На одном из серверов был перенесен веб-сайт, из-за которого периодически подвисал дочерний httpd (apache2) процесс. Необходимо было временное решение на время отладки кода и решения проблемы на уровне сайта, которое отслеживало бы зависшие процессы. Было решено написать bash скрипт, который отслеживает время жизни процесса, затраченное время процессора (CPU time) и нагрузку на процессов. В случае, если все 3 параметра достигают определенное пиковое конфигурируемое значение - процесс убивается. Использование:</text:p>
      <text:p text:style-name="P66">./checker.sh param1 param2</text:p>
      <text:p text:style-name="P64">#Пример:</text:p>
      <text:p text:style-name="P64">./checker.sh httpd www-data</text:p>
      <text:p text:style-name="P64">param1 - поисковая строка для вывода команды ps</text:p>
      <text:p text:style-name="P64">param2 - опционально, вторая поисковая строка для уточнения результатов</text:p>
      <text:p text:style-name="P64">#!/bin/bash</text:p>
      <text:p text:style-name="P64">cpuLimit=5000 <text:s text:c="2"/># cpu * 100</text:p>
      <text:p text:style-name="P64">timeLimit=600 <text:s text:c="3"/># process time limit in seconds</text:p>
      <text:p text:style-name="P64">cpuTimelimit=400 <text:s text:c="2"/># process cpu time limit in seconds</text:p>
      <text:p text:style-name="P64">killSignal="HUP" <text:s text:c="3"/># kill signal</text:p>
      <text:p text:style-name="P64">debug=0 <text:s text:c="4"/># 1 - not kill | 0 - kill</text:p>
      <text:p text:style-name="P64">verbose=1 <text:s text:c="4"/># 1 - print info | 1 - without output</text:p>
      <text:p text:style-name="P64">##### END CONFIG #####</text:p>
      <text:p text:style-name="P64">declare -i cpuLimit</text:p>
      <text:p text:style-name="P64">declare -i timeLimit</text:p>
      <text:p text:style-name="P64">declare -i cpuTimelimit</text:p>
      <text:p text:style-name="P64">declare -i debug</text:p>
      <text:p text:style-name="P64">declare -i verbose</text:p>
      <text:p text:style-name="P64">declare -A pidTime</text:p>
      <text:p text:style-name="P64">declare -A pidCpuTime</text:p>
      <text:p text:style-name="P64">declare -A pidCpu</text:p>
      <text:p text:style-name="P64">declare -A pidUser</text:p>
      <text:p text:style-name="P64">declare -A pidApp</text:p>
      <text:p text:style-name="P64">appName=$1 #"httpd"</text:p>
      <text:p text:style-name="P64">appName=${appName:=httpd}</text:p>
      <text:p text:style-name="P64">grep2=$2 #"plsm.ru"</text:p>
      <text:p text:style-name="P64">grep2=${grep2:=$appName}</text:p>
      <text:p text:style-name="P64">if [[ -z $grep2 ]];then</text:p>
      <text:p text:style-name="P64"><text:s/>grep2=$appName</text:p>
      <text:p text:style-name="P64">fi</text:p>
      <text:p text:style-name="P64">{</text:p>
      <text:p text:style-name="P64"><text:s/>declare $( ps -eo pid,user,pcpu,etimes,comm | grep $appName | grep $grep2 | grep -v grep | sed -e 's/^[[:space:]]*//' | awk {'print "pidCpu["$1 "]=" $3*100'} )</text:p>
      <text:p text:style-name="P64"><text:s/>declare $( ps -eo pid,cputime,user,pcpu,etimes,comm | grep $appName | grep <text:s/>$grep2 | grep -v grep | sed -e 's/^[[:space:]]*//' | <text:s/>awk -F'[: ]+' '/:/ {t=$4+60*($3+60*$2); print "pidCpuTime["$1 "]="t}' )</text:p>
      <text:p text:style-name="P64"><text:s/>declare $( ps -eo pid,user,pcpu,etimes,comm | grep $appName | grep $grep2 | grep -v grep | sed -e 's/^[[:space:]]*//' | awk {'print "pidTime["$1 "]=" $4'} )</text:p>
      <text:p text:style-name="P64"><text:s/>declare $( ps -eo pid,user,pcpu,etimes,comm | grep $appName | grep $grep2 | grep -v grep | sed -e 's/^[[:space:]]*//' | awk {'print "pidUser["$1 "]=" $2'} )</text:p>
      <text:p text:style-name="P64"><text:s/>declare $( ps -eo pid,user,pcpu,etimes,comm | grep $appName | grep $grep2 | grep -v grep | sed -e 's/^[[:space:]]*//' | awk {'print "pidApp["$1 "]=" $5'} )</text:p>
      <text:p text:style-name="P64">} &amp;&gt; /dev/null</text:p>
      <text:p text:style-name="P64">arrSize=${#pidCpu[@]}</text:p>
      <text:p text:style-name="P66">if [[ $arrSize -eq 0 ]];then</text:p>
      <text:p text:style-name="P64"><text:s/>if [[ $verbose -eq 1 ]];then</text:p>
      <text:p text:style-name="P64"><text:s text:c="2"/>echo "Required processes are not found"</text:p>
      <text:p text:style-name="P64"><text:s/>fi</text:p>
      <text:p text:style-name="P64">else</text:p>
      <text:p text:style-name="P64"><text:s/>for i in "${!pidCpu[@]}";do</text:p>
      <text:p text:style-name="P64"><text:s text:c="2"/>if [[ $verbose -eq 1 ]];then</text:p>
      <text:p text:style-name="P64"><text:s text:c="3"/>echo "----------------"</text:p>
      <text:p text:style-name="P64"><text:s text:c="3"/>echo "pid: $i"</text:p>
      <text:p text:style-name="P64"><text:s text:c="3"/>echo "user: ${pidUser[$i]}"</text:p>
      <text:p text:style-name="P64"><text:s text:c="3"/>echo "cpu: ${pidCpu[$i]}"</text:p>
      <text:p text:style-name="P64"><text:s text:c="3"/>echo "time: ${pidTime[$i]}"</text:p>
      <text:p text:style-name="P64"><text:s text:c="3"/>echo "cpu time: ${pidCpuTime[$i]}"</text:p>
      <text:p text:style-name="P64"><text:s text:c="3"/>echo "app: ${pidApp[$i]}"</text:p>
      <text:p text:style-name="P64"><text:s text:c="3"/>if [[ ${pidCpu[$i]} -gt $cpuLimit ]] ;then</text:p>
      <text:p text:style-name="P64"><text:s text:c="4"/>echo "CPU WARNING"</text:p>
      <text:p text:style-name="P64"><text:s text:c="3"/>fi</text:p>
      <text:p text:style-name="P64"><text:s text:c="3"/>if [[ ${pidTime[$i]} -gt $timeLimit ]];then</text:p>
      <text:p text:style-name="P64"><text:s text:c="4"/>echo "TIME WARNING"</text:p>
      <text:p text:style-name="P64"><text:s text:c="3"/>fi</text:p>
      <text:p text:style-name="P64"><text:s text:c="3"/>if [[ ${pidCpuTime[$i]} -gt $cpuTimelimit ]];then</text:p>
      <text:p text:style-name="P64"><text:s text:c="4"/>echo "CPU TIME WARNING"</text:p>
      <text:p text:style-name="P64"><text:s text:c="3"/>fi</text:p>
      <text:p text:style-name="P64"><text:s text:c="2"/>fi</text:p>
      <text:p text:style-name="P64"><text:s text:c="2"/>if [[ ${pidCpu[$i]} -gt $cpuLimit ]] &amp;&amp; [[ ${pidTime[$i]} -gt $timeLimit ]] &amp;&amp; [[ ${pidCpuTime[$i]} -gt $cpuTimelimit ]];then</text:p>
      <text:p text:style-name="P64"><text:s text:c="3"/>if [[ $debug -ne 1 ]];then</text:p>
      <text:p text:style-name="P64"><text:s text:c="4"/>kill -$killSignal $i</text:p>
      <text:p text:style-name="P64"><text:s text:c="4"/>if [[ $verbose -eq 1 ]];then</text:p>
      <text:p text:style-name="P64"><text:s text:c="5"/>echo "PID $i KILLED. Result code $?"</text:p>
      <text:p text:style-name="P64"><text:s text:c="4"/>fi</text:p>
      <text:p text:style-name="P64"><text:s text:c="3"/>fi</text:p>
      <text:p text:style-name="P64"><text:s text:c="2"/>fi</text:p>
      <text:p text:style-name="P64"><text:s/>done</text:p>
      <text:p text:style-name="P64">fi</text:p>
      <text:p text:style-name="P64">exit 0;</text:p>
      <text:p text:style-name="P64">Скрипт имеет ряд параметров:</text:p>
      <text:p text:style-name="P64">cpuLimit=5000 - задает лимит потребления CPU умноженного на 100 <text:s/>(5000 - потребление 50% процессора)</text:p>
      <text:p text:style-name="P64">timeLimit=600 - задает лимит времени работы процесса в секундах</text:p>
      <text:p text:style-name="P64">cpuTimeLimit=400 - задает лимит потребления процессорного времени</text:p>
      <text:p text:style-name="P64">killSignal - сигнал, который передается утилите kill. Я выставил HUP, что делает безопасное завершение процесса. Если процесс остается, то можно попробовать KILL, но это чревато проблемами </text:p>
      <text:p text:style-name="P64">verbose=1 - выводить информация о найденных процессах или нет</text:p>
      <text:p text:style-name="P66">debug=1 - 1 - не убивать процесс (включив verbose - можно протестировать), 0 - убивать процесс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20:40:25.927000000</meta:creation-date>
    <meta:generator>LibreOffice/25.8.4.2$Windows_X86_64 LibreOffice_project/290daaa01b999472f0c7a3890eb6a550fd74c6df</meta:generator>
    <dc:date>2026-02-07T11:49:23.146852200</dc:date>
    <meta:editing-duration>PT34M36S</meta:editing-duration>
    <meta:editing-cycles>16</meta:editing-cycles>
    <meta:document-statistic meta:table-count="0" meta:image-count="0" meta:object-count="0" meta:page-count="232" meta:paragraph-count="5962" meta:word-count="65084" meta:character-count="486598" meta:non-whitespace-character-count="422787"/>
    <meta:user-defined meta:name="AppVersion">16.0000</meta:user-defined>
  </office:meta>
</office:document-meta>
</file>